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T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Saf</text:p>
      <text:p text:style-name="P2">Dfgadfg</text:p>
      <text:p text:style-name="Standard"><text:span text:style-name="T3">adfgadf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Mogers, Marina</dc:creator>
    <meta:creation-date>2009-04-16T11:32:00Z</meta:creation-date>
    <dc:date>2025-02-14T17:40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" meta:character-count="20" meta:row-count="1" meta:non-whitespace-character-count="18"/>
  </office:meta>
</office:document-meta>
</file>